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5bbe3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4" style:family="paragraph" style:parent-style-name="Standard">
      <style:text-properties officeooo:rsid="0dde9a1c" officeooo:paragraph-rsid="105034ce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Footnote">
      <style:text-properties officeooo:paragraph-rsid="0fe5d76c"/>
    </style:style>
    <style:style style:name="P66" style:family="paragraph" style:parent-style-name="Footnote">
      <style:text-properties officeooo:paragraph-rsid="101c2e62"/>
    </style:style>
    <style:style style:name="P67" style:family="paragraph" style:parent-style-name="Footnote">
      <style:text-properties officeooo:paragraph-rsid="101de698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102fa8d9"/>
    </style:style>
    <style:style style:name="P70" style:family="paragraph" style:parent-style-name="Standard">
      <style:text-properties officeooo:paragraph-rsid="1030df2e"/>
    </style:style>
    <style:style style:name="P71" style:family="paragraph" style:parent-style-name="Standard">
      <style:text-properties officeooo:paragraph-rsid="10312527"/>
    </style:style>
    <style:style style:name="P72" style:family="paragraph" style:parent-style-name="Standard">
      <style:text-properties officeooo:paragraph-rsid="1033ae2c"/>
    </style:style>
    <style:style style:name="P73" style:family="paragraph" style:parent-style-name="Standard">
      <style:text-properties officeooo:paragraph-rsid="10354195"/>
    </style:style>
    <style:style style:name="P74" style:family="paragraph" style:parent-style-name="Standard">
      <style:text-properties officeooo:paragraph-rsid="1044c267"/>
    </style:style>
    <style:style style:name="P75" style:family="paragraph" style:parent-style-name="Standard">
      <style:text-properties officeooo:paragraph-rsid="104681d6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Footnote">
      <style:text-properties fo:language="en" fo:country="GB" officeooo:paragraph-rsid="10526a84" fo:background-color="transparent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6a8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6a84"/>
    </style:style>
    <style:style style:name="P86" style:family="paragraph" style:parent-style-name="Standard">
      <style:text-properties officeooo:paragraph-rsid="10526a84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7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46d351" style:font-size-asian="12pt" style:font-size-complex="12pt"/>
    </style:style>
    <style:style style:name="T10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6" style:family="text">
      <style:text-properties fo:color="#000000" loext:opacity="100%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d351" style:font-size-asian="12pt" style:font-weight-asian="normal" style:font-size-complex="12pt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4" style:family="text">
      <style:text-properties style:use-window-font-color="true" loext:opacity="0%" style:text-line-through-style="none" style:text-line-through-type="none" style:font-name="Liberation Sans" fo:font-size="12pt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176" style:family="text">
      <style:text-properties style:use-window-font-color="true" loext:opacity="0%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7" style:family="text">
      <style:text-properties style:use-window-font-color="true" loext:opacity="0%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8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3" style:family="text">
      <style:text-properties fo:language="en" fo:country="GB" style:text-underline-style="none"/>
    </style:style>
    <style:style style:name="T18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fo:language="en" fo:country="GB" style:text-underline-style="none" officeooo:rsid="0f28d107"/>
    </style:style>
    <style:style style:name="T186" style:family="text">
      <style:text-properties fo:language="en" fo:country="GB" style:text-underline-style="none" officeooo:rsid="0ff024dc"/>
    </style:style>
    <style:style style:name="T187" style:family="text">
      <style:text-properties fo:language="en" fo:country="GB" style:text-underline-style="none" officeooo:rsid="1044c267"/>
    </style:style>
    <style:style style:name="T18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1" style:family="text">
      <style:text-properties fo:language="en" fo:country="GB" style:text-underline-style="none" officeooo:rsid="104b4a03"/>
    </style:style>
    <style:style style:name="T192" style:family="text">
      <style:text-properties officeooo:rsid="0fad59bb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8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9"><text:span text:style-name="Strong_20_Emphasis"><text:span text:style-name="T76">Checklist for installing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7"><text:user-field-get text:name="Version">24.04 LTS</text:user-field-get></text:span></text:span><text:span text:style-name="Strong_20_Emphasis"><text:span text:style-name="T78"><text:note text:id="ftn1" text:note-class="footnote"><text:note-citation>1</text:note-citation><text:note-body><text:p text:style-name="P67"><text:span text:style-name="T193">This </text:span><text:span text:style-name="Strong_20_Emphasis"><text:span text:style-name="T195"><text:user-field-get text:name="Distro">Ubuntu</text:user-field-get></text:span></text:span><text:span text:style-name="T194"><text:s/></text:span><text:span text:style-name="T196"><text:user-field-get text:name="Version">24.04 LTS</text:user-field-get></text:span><text:span text:style-name="T196"><text:s/>Server</text:span><text:span text:style-name="T193"> (codename noble) from April </text:span><text:span text:style-name="Strong_20_Emphasis"><text:span text:style-name="T197"><text:user-field-get text:name="Releaseyear">2024</text:user-field-get></text:span></text:span><text:span text:style-name="T19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79"><text:s/></text:span></text:span><text:span text:style-name="Strong_20_Emphasis"><text:span text:style-name="T81">Server</text:span></text:span><text:span text:style-name="Strong_20_Emphasis"><text:span text:style-name="T80">.</text:span></text:span></text:p>
      <text:p text:style-name="P26"><text:span text:style-name="Strong_20_Emphasis"><text:span text:style-name="T49"/></text:span></text:p>
      <text:p text:style-name="P27"><text:span text:style-name="Strong_20_Emphasis"><text:span text:style-name="T74"/></text:span></text:p>
      <text:p text:style-name="P76">Fill in the text box after &lt;...&gt;</text:p>
      <text:p text:style-name="P16"><text:span text:style-name="Definition"><text:span text:style-name="T184">&lt;user</text:span></text:span><text:span text:style-name="Definition"><text:span text:style-name="T141">&gt;</text:span></text:span><text:span text:style-name="T156"><text:tab/><text:tab/></text:span><text:span text:style-name="T163"> <text:tab/><text:tab/><text:tab/> </text:span><text:span text:style-name="T157"><draw:control text:anchor-type="as-char" svg:y="-0.4cm" draw:z-index="9" draw:name="Gebruiker 1" draw:style-name="gr2" draw:text-style-name="P88" svg:width="6.002cm" svg:height="0.5cm" draw:control="control8"><svg:title>Gebruiker</svg:title><svg:desc>Volledige naam, bijv. Jan Stek</svg:desc></draw:control></text:span><text:span text:style-name="T157"><text:tab/></text:span><text:span text:style-name="T161">e.g.</text:span><text:span text:style-name="T164"> </text:span><text:span text:style-name="User_20_Entry"><text:span text:style-name="T175">J</text:span></text:span><text:span text:style-name="User_20_Entry"><text:span text:style-name="T176">ohn Doe</text:span></text:span></text:p>
      <text:p text:style-name="P75"><text:span text:style-name="Definition"><text:span text:style-name="T184">&lt;</text:span></text:span><text:span text:style-name="Definition"><text:span text:style-name="T167">USER</text:span></text:span><text:span text:style-name="Definition"><text:span text:style-name="T183">na</text:span></text:span><text:span text:style-name="Definition"><text:span text:style-name="T185">me</text:span></text:span><text:span text:style-name="Definition"><text:span text:style-name="T141">&gt;</text:span></text:span><text:span text:style-name="T166"><text:tab/><text:tab/><text:tab/> </text:span><text:span text:style-name="T166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166"><text:tab/></text:span><text:span text:style-name="T168">e.g.</text:span><text:span text:style-name="T5"> </text:span><text:span text:style-name="User_20_Entry"><text:span text:style-name="T115">j</text:span></text:span><text:span text:style-name="User_20_Entry"><text:span text:style-name="T116">oh</text:span></text:span><text:span text:style-name="User_20_Entry"><text:span text:style-name="T115">n</text:span></text:span></text:p>
      <text:p text:style-name="P15"><text:span text:style-name="Definition"><text:span text:style-name="T184">&lt;</text:span></text:span><text:span text:style-name="Definition"><text:span text:style-name="T186">c</text:span></text:span><text:span text:style-name="Definition"><text:span text:style-name="T187">omputername</text:span></text:span><text:span text:style-name="Definition"><text:span text:style-name="T141">&gt;</text:span></text:span><text:span text:style-name="T170"> <text:tab/> </text:span><text:span text:style-name="T183"><draw:control text:anchor-type="as-char" svg:y="-0.4cm" draw:z-index="11" draw:name="Computernaam 1" draw:style-name="gr2" draw:text-style-name="P88" svg:width="6.002cm" svg:height="0.5cm" draw:control="control10"><svg:title>Computernaam</svg:title><svg:desc>Unieke naam van de computer</svg:desc></draw:control></text:span><text:span text:style-name="T183"><text:tab/></text:span><text:span text:style-name="T191">e.g.</text:span><text:span text:style-name="T144"> </text:span><text:span text:style-name="User_20_Entry"><text:span text:style-name="T177">sv</text:span></text:span><text:span text:style-name="User_20_Entry"><text:span text:style-name="T178">02</text:span></text:span></text:p>
      <text:p text:style-name="P85"><text:span text:style-name="Definition"><text:span text:style-name="T184">&lt;</text:span></text:span><text:span text:style-name="Definition"><text:span text:style-name="T139">USER</text:span></text:span><text:span text:style-name="Definition"><text:span text:style-name="T141">&gt;</text:span></text:span><text:span text:style-name="T149"><text:tab/><text:tab/></text:span><text:span text:style-name="T163"> <text:tab/><text:tab/><text:tab/> </text:span><text:span text:style-name="T157"><draw:control text:anchor-type="as-char" svg:y="-0.4cm" draw:z-index="12" draw:name="Gebruiker 2" draw:style-name="gr2" draw:text-style-name="P88" svg:width="6.002cm" svg:height="0.5cm" draw:control="control11"><svg:title>Gebruiker</svg:title><svg:desc>Volledige naam, bijv. Jan Stek</svg:desc></draw:control></text:span><text:span text:style-name="T157"><text:tab/></text:span><text:span text:style-name="T161">i.e.</text:span><text:span text:style-name="T158"> </text:span><text:span text:style-name="T159">additional </text:span><text:span text:style-name="T160">user</text:span><text:span text:style-name="T162">s</text:span></text:p>
      <text:p text:style-name="P86"><text:span text:style-name="Definition"><text:span text:style-name="T184">&lt;</text:span></text:span><text:span text:style-name="Definition"><text:span text:style-name="T139">USERN</text:span></text:span><text:span text:style-name="Definition"><text:span text:style-name="T140">a</text:span></text:span><text:span text:style-name="Definition"><text:span text:style-name="T141">me&gt;</text:span></text:span><text:span text:style-name="Definition"><text:span text:style-name="T139"><text:tab/><text:tab/><text:tab/> </text:span></text:span><text:span text:style-name="T166"><draw:control text:anchor-type="as-char" svg:y="-0.4cm" draw:z-index="13" draw:name="Gberuikersnaam 1" draw:style-name="gr2" draw:text-style-name="P88" svg:width="6.002cm" svg:height="0.5cm" draw:control="control12"><svg:title>Gebruikersnaam</svg:title><svg:desc>Korte naam, bijv. jan</svg:desc></draw:control></text:span><text:span text:style-name="T166"><text:tab/></text:span><text:span text:style-name="T150">i.</text:span><text:span text:style-name="T153">e.</text:span><text:span text:style-name="T150"> </text:span><text:span text:style-name="T146">additional </text:span><text:span text:style-name="T147">user</text:span><text:span text:style-name="T148">s</text:span></text:p>
      <text:p text:style-name="P77"><text:span text:style-name="T208">r</text:span>eplace &lt;...&gt; in this checklist with the value in the text box.</text:p>
      <text:p text:style-name="P45"/>
      <text:p text:style-name="P45"/>
      <text:p text:style-name="P14"><text:span text:style-name="T96">Not yet on Linux?</text:span><text:span text:style-name="T88"><text:tab/></text:span><text:span text:style-name="T92">Use</text:span><text:span text:style-name="T89"> </text:span><text:span text:style-name="Strong_20_Emphasis"><text:span text:style-name="T98">Checklist </text:span></text:span><text:span text:style-name="Strong_20_Emphasis"><text:span text:style-name="T99">transfer</text:span></text:span><text:span text:style-name="T89"> o</text:span><text:span text:style-name="T90">n</text:span><text:span text:style-name="T8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1"> </text:span><text:span text:style-name="T90">u</text:span><text:span text:style-name="T91">nder </text:span><text:span text:style-name="T97">Linux</text:span><text:span text:style-name="T86">.</text:span></text:p>
      <text:p text:style-name="P14"><text:span text:style-name="T94">New installation?</text:span><text:span text:style-name="T86"><text:tab/><text:tab/></text:span><text:span text:style-name="T93">Start at chapter</text:span><text:span text:style-name="T86"> </text:span><text:span text:style-name="T94"><text:bookmark-ref text:reference-format="page" text:ref-name="__RefNumPara__4009_1271708128">2</text:bookmark-ref></text:span><text:span text:style-name="T86"><text:s text:c="2"/></text:span><text:span text:style-name="T95"><text:bookmark-ref text:reference-format="text" text:ref-name="__RefNumPara__4009_1271708128">Perform installation</text:bookmark-ref></text:span><text:span text:style-name="T87">.</text:span></text:p>
      <text:p text:style-name="P30"/>
      <text:p text:style-name="P30"/>
      <text:list text:style-name="L1">
        <text:list-item>
          <text:p text:style-name="P83"><text:bookmark-start text:name="__RefNumPara__4083_1271708128"/>Prepar<text:span text:style-name="T192">e</text:span> 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8"><text:span text:style-name="Strong_20_Emphasis"><text:span text:style-name="T32"><draw:control text:anchor-type="as-char" draw:z-index="5" draw:name="Vorm3_0" draw:style-name="gr1" draw:text-style-name="P8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2"><draw:control text:anchor-type="as-char" draw:z-index="8" draw:name="Vorm3_ 1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17">Log in as </text:span></text:span><text:span text:style-name="Definition"><text:span text:style-name="T188">&lt;user</text:span></text:span><text:span text:style-name="Definition"><text:span text:style-name="T154">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54">Login any additional </text:span></text:span><text:span text:style-name="Definition"><text:span text:style-name="T181">USER</text:span></text:span><text:span text:style-name="User_20_Entry"><text:span text:style-name="T59">s</text:span></text:span><text:span text:style-name="User_20_Entry"><text:span text:style-name="T63"> </text:span></text:span><text:span text:style-name="User_20_Entry"><text:span text:style-name="T54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3"><draw:control text:anchor-type="as-char" draw:z-index="16" draw:name="Vorm4_ 2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0"/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21">Type: </text:span></text:span><text:span text:style-name="User_20_Entry"><text:span text:style-name="T17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4" office:value-type="string">
            <text:p text:style-name="P50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3"><text:span text:style-name="Strong_20_Emphasis"><text:span text:style-name="T51"><draw:control text:anchor-type="as-char" draw:z-index="17" draw:name="Vorm4_ 3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1"><draw:control text:anchor-type="as-char" draw:z-index="18" draw:name="Vorm4_ 4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21">Type: </text:span></text:span><text:span text:style-name="User_20_Entry"><text:span text:style-name="T7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9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72"><text:span text:style-name="Strong_20_Emphasis"><text:span text:style-name="T28">Choose</text:span></text:span><text:span text:style-name="Strong_20_Emphasis"><text:span text:style-name="T23"> </text:span></text:span><text:span text:style-name="Strong_20_Emphasis"><text:span text:style-name="T38">1</text:span></text:span><text:span text:style-name="Strong_20_Emphasis"><text:span text:style-name="T23"> Prepar</text:span></text:span><text:span text:style-name="Strong_20_Emphasis"><text:span text:style-name="T29">e</text:span></text:span><text:span text:style-name="Strong_20_Emphasis"><text:span text:style-name="T23"> installation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8" office:value-type="string">
            <text:p text:style-name="P50"><text:span text:style-name="Strong_20_Emphasis"><text:span text:style-name="T22">Follow the instructions on the screen.</text:span></text:span></text:p>
          </table:table-cell>
        </table:table-row>
      </table:table>
      <text:p text:style-name="P20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7"><text:span text:style-name="Strong_20_Emphasis"><text:span text:style-name="T33"><draw:control text:anchor-type="as-char" draw:z-index="2" draw:name="Vorm9" draw:style-name="gr1" draw:text-style-name="P8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3"><text:span text:style-name="T103">Boot the computer from</text:span><text:span text:style-name="T109"><text:note text:id="ftn3" text:note-class="footnote"><text:note-citation>1</text:note-citation><text:note-body><text:p text:style-name="P78"><text:span text:style-name="T64">Boot menu/Setup via one of the </text:span><text:span text:style-name="T65">f</text:span><text:span text:style-name="T64">requently used keys: </text:span><text:span text:style-name="Toets-voetnoot"><text:span text:style-name="T75">Esc</text:span></text:span><text:span text:style-name="T66">, </text:span><text:span text:style-name="Toets-voetnoot"><text:span text:style-name="T75">Delete</text:span></text:span><text:span text:style-name="T66">, </text:span><text:span text:style-name="Toets-voetnoot"><text:span text:style-name="T75">F1</text:span></text:span><text:span text:style-name="T66">, </text:span><text:span text:style-name="Toets-voetnoot"><text:span text:style-name="T75">F2</text:span></text:span><text:span text:style-name="T66">, </text:span><text:span text:style-name="Toets-voetnoot"><text:span text:style-name="T75">F9</text:span></text:span><text:span text:style-name="T66">, </text:span><text:span text:style-name="Toets-voetnoot"><text:span text:style-name="T75">F10</text:span></text:span><text:span text:style-name="T66">, </text:span><text:span text:style-name="Toets-voetnoot"><text:span text:style-name="T75">F11</text:span></text:span><text:span text:style-name="T66">, or </text:span><text:span text:style-name="Toets-voetnoot"><text:span text:style-name="T75">F12</text:span></text:span></text:p></text:note-body></text:note></text:span><text:span text:style-name="T103"> an</text:span><text:span text:style-name="T105"> </text:span><text:span text:style-name="Strong_20_Emphasis"><text:span text:style-name="T84"><text:user-field-get text:name="Distro">Ubuntu</text:user-field-get></text:span></text:span><text:span text:style-name="T108"><text:s/></text:span><text:span text:style-name="T85"><text:user-field-get text:name="Version">24.04 LTS</text:user-field-get></text:span><text:span text:style-name="T46"><text:s/></text:span><text:span text:style-name="Strong_20_Emphasis"><text:span text:style-name="T50">Server</text:span></text:span><text:span text:style-name="T46"> Live</text:span><text:span text:style-name="T46"><text:note text:id="ftn4" text:note-class="footnote"><text:note-citation>2</text:note-citation><text:note-body><text:p text:style-name="P64"><text:span text:style-name="T10">From a Live USB stick you can boot and work with </text:span><text:span text:style-name="Strong_20_Emphasis"><text:span text:style-name="T110"><text:user-field-get text:name="Distro">Ubuntu</text:user-field-get></text:span></text:span><text:span text:style-name="Strong_20_Emphasis"><text:span text:style-name="T110"><text:s/></text:span></text:span><text:span text:style-name="T10">without modifying any files on the hard drive and also allows installation of </text:span><text:span text:style-name="Strong_20_Emphasis"><text:span text:style-name="T110"><text:user-field-get text:name="Distro">Ubuntu</text:user-field-get></text:span></text:span><text:span text:style-name="Strong_20_Emphasis"><text:span text:style-name="T110">.</text:span></text:span></text:p></text:note-body></text:note></text:span><text:span text:style-name="T103"> USB stick</text:span><text:span text:style-name="T47"><text:note text:id="ftn5" text:note-class="footnote"><text:note-citation>3</text:note-citation><text:note-body><text:p text:style-name="P66"><text:span text:style-name="Strong_20_Emphasis"><text:span text:style-name="T55">Create a bootable USB stick:<text:line-break/>Download a </text:span></text:span><text:span text:style-name="Strong_20_Emphasis"><text:span text:style-name="T60"><text:user-field-get text:name="Distro">Ubuntu</text:user-field-get></text:span></text:span><text:span text:style-name="Strong_20_Emphasis"><text:span text:style-name="T60"><text:s/>Server</text:span></text:span><text:span text:style-name="Strong_20_Emphasis"><text:span text:style-name="T58"> </text:span></text:span><text:span text:style-name="Strong_20_Emphasis"><text:span text:style-name="T60"><text:user-field-get text:name="Version">24.04 LTS</text:user-field-get></text:span></text:span><text:span text:style-name="Strong_20_Emphasis"><text:span text:style-name="T60"><text:s/></text:span></text:span><text:span text:style-name="Strong_20_Emphasis"><text:span text:style-name="T55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79">ubuntu.com/download</text:span></text:span></text:a><text:span text:style-name="Strong_20_Emphasis"><text:span text:style-name="T56">.</text:span></text:span></text:p><text:p text:style-name="P65"><text:span text:style-name="Strong_20_Emphasis"><text:span text:style-name="T55"><text:tab/></text:span></text:span><text:span text:style-name="Strong_20_Emphasis"><text:span text:style-name="T57">The next steps are described in </text:span></text:span><text:span text:style-name="Strong_20_Emphasis"><text:span text:style-name="T61">Linux informati</text:span></text:span><text:span text:style-name="Strong_20_Emphasis"><text:span text:style-name="T62">on</text:span></text:span><text:span text:style-name="Strong_20_Emphasis"><text:span text:style-name="T5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0">karelzimmer.nl/en</text:span></text:span></text:a><text:span text:style-name="Strong_20_Emphasis"><text:span text:style-name="T57">, under </text:span></text:span><text:span text:style-name="Strong_20_Emphasis"><text:span text:style-name="T61">Linux</text:span></text:span><text:span text:style-name="Strong_20_Emphasis"><text:span text:style-name="T57">.</text:span></text:span></text:p></text:note-body></text:note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82"><text:span text:style-name="Strong_20_Emphasis"><text:span text:style-name="T23">Sele</text:span></text:span><text:span text:style-name="Strong_20_Emphasis"><text:span text:style-name="T27">ct</text:span></text:span><text:span text:style-name="Strong_20_Emphasis"><text:span text:style-name="T34"> </text:span></text:span><text:span text:style-name="Strong_20_Emphasis"><text:span text:style-name="T40">Try or I</text:span></text:span><text:span text:style-name="Strong_20_Emphasis"><text:span text:style-name="T41">n</text:span></text:span><text:span text:style-name="Strong_20_Emphasis"><text:span text:style-name="T42">stall Ubuntu </text:span></text:span><text:span text:style-name="Strong_20_Emphasis"><text:span text:style-name="T43">Server</text:span></text:span><text:span text:style-name="T104"> </text:span><text:span text:style-name="T106">and press the</text:span><text:span text:style-name="Strong_20_Emphasis"><text:span text:style-name="T31"> </text:span></text:span><text:span text:style-name="Toets"><text:span text:style-name="T72">Enter</text:span></text:span><text:span text:style-name="Strong_20_Emphasis"><text:span text:style-name="T52"> </text:span></text:span><text:span text:style-name="Strong_20_Emphasis"><text:span text:style-name="T53">key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19"/></text:span></text:p>
          </table:table-cell>
          <table:table-cell table:style-name="_32_._5f_Installatie_5f_uitvoeren.C4" office:value-type="string">
            <text:p text:style-name="P54"><text:span text:style-name="Strong_20_Emphasis"><text:span text:style-name="T207">Follow the installation screens and complete them.</text:span></text:span><text:span text:style-name="T198"/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20"><draw:control text:anchor-type="as-char" draw:z-index="6" draw:name="Vorm 1" draw:style-name="gr1" draw:text-style-name="P8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4"><text:span text:style-name="T125">At</text:span><text:span text:style-name="T124"> </text:span><text:span text:style-name="Strong_20_Emphasis"><text:span text:style-name="T126">Profile </text:span></text:span><text:span text:style-name="Strong_20_Emphasis"><text:span text:style-name="T132">configuration</text:span></text:span><text:span text:style-name="Strong_20_Emphasis"><text:span text:style-name="T117">: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25"><text:span text:style-name="T127">Enter</text:span><text:span text:style-name="T128"> </text:span><text:span text:style-name="Strong_20_Emphasis"><text:span text:style-name="T126">Your</text:span></text:span><text:span text:style-name="Strong_20_Emphasis"><text:span text:style-name="T129"> n</text:span></text:span><text:span text:style-name="Strong_20_Emphasis"><text:span text:style-name="T130">a</text:span></text:span><text:span text:style-name="Strong_20_Emphasis"><text:span text:style-name="T126">me</text:span></text:span><text:span text:style-name="Strong_20_Emphasis"><text:span text:style-name="T118"> </text:span></text:span><text:span text:style-name="Definition"><text:span text:style-name="T190">&lt;user</text:span></text:span><text:span text:style-name="Definition"><text:span text:style-name="T142">&gt;</text:span></text:span><text:span text:style-name="Strong_20_Emphasis"><text:span text:style-name="T119">, <text:line-break/></text:span></text:span><text:span text:style-name="Strong_20_Emphasis"><text:span text:style-name="T126">Your server</text:span></text:span><text:span text:style-name="Strong_20_Emphasis"><text:span text:style-name="T134">'</text:span></text:span><text:span text:style-name="Strong_20_Emphasis"><text:span text:style-name="T135">s name</text:span></text:span><text:span text:style-name="Definition"><text:span text:style-name="T4"> &lt;</text:span></text:span><text:span text:style-name="Definition"><text:span text:style-name="T7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118">,<text:line-break/></text:span></text:span><text:span text:style-name="Strong_20_Emphasis"><text:span text:style-name="T131">Pick a username</text:span></text:span><text:span text:style-name="Strong_20_Emphasis"><text:span text:style-name="T118"> &lt;</text:span></text:span><text:span text:style-name="Definition"><text:span text:style-name="T9">username&gt;</text:span></text:span><text:span text:style-name="Strong_20_Emphasis"><text:span text:style-name="T118">,<text:line-break/></text:span></text:span><text:span text:style-name="Strong_20_Emphasis"><text:span text:style-name="T123">enter a </text:span></text:span><text:span text:style-name="Strong_20_Emphasis"><text:span text:style-name="T133">password</text:span></text:span><text:span text:style-name="Strong_20_Emphasis"><text:span text:style-name="T123"> twice</text:span></text:span><text:span text:style-name="Strong_20_Emphasis"><text:span text:style-name="T120"> </text:span></text:span><text:span text:style-name="Strong_20_Emphasis"><text:span text:style-name="T121">and press the </text:span></text:span><text:span text:style-name="Toets"><text:span text:style-name="T138">Enter</text:span></text:span><text:span text:style-name="Strong_20_Emphasis"><text:span text:style-name="T136"> </text:span></text:span><text:span text:style-name="Strong_20_Emphasis"><text:span text:style-name="T137">key</text:span></text:span><text:span text:style-name="Strong_20_Emphasis"><text:span text:style-name="T136">.</text:span></text:span></text:p>
          </table:table-cell>
        </table:table-row>
      </table:table>
      <text:p text:style-name="P68"><text:span text:style-name="Strong_20_Emphasis"><text:span text:style-name="T35"><text:line-break/></text:span></text:span></text:p>
      <text:list text:continue-numbering="true" text:style-name="L1">
        <text:list-item>
          <text:p text:style-name="P80"><text:span text:style-name="Strong_20_Emphasis"><text:span text:style-name="T45">Finish installation</text:span></text:span></text:p>
        </text:list-item>
      </text:list>
      <text:p text:style-name="P46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33"><draw:control text:anchor-type="as-char" draw:z-index="3" draw:name="Vorm24" draw:style-name="gr1" draw:text-style-name="P8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15">Log in as </text:span></text:span><text:span text:style-name="Definition"><text:span text:style-name="T189">&lt;user</text:span></text:span><text:span text:style-name="Definition"><text:span text:style-name="T155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47"><text:span text:style-name="Strong_20_Emphasis"><text:span text:style-name="T36"/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33"><draw:control text:anchor-type="as-char" draw:z-index="14" draw:name="Vorm4_1" draw:style-name="gr1" draw:text-style-name="P87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21">Type: </text:span></text:span><text:span text:style-name="User_20_Entry"><text:span text:style-name="T17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4" office:value-type="string">
            <text:p text:style-name="P51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5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3"><text:span text:style-name="Strong_20_Emphasis"><text:span text:style-name="T51"><draw:control text:anchor-type="as-char" draw:z-index="15" draw:name="Vorm4_ 1" draw:style-name="gr1" draw:text-style-name="P87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0"><text:span text:style-name="Strong_20_Emphasis"><text:span text:style-name="T21">Type: </text:span></text:span><text:span text:style-name="User_20_Entry"><text:span text:style-name="T73">kz menu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28">Choose</text:span></text:span><text:span text:style-name="Strong_20_Emphasis"><text:span text:style-name="T24"> </text:span></text:span><text:span text:style-name="Strong_20_Emphasis"><text:span text:style-name="T44">3</text:span></text:span><text:span text:style-name="Strong_20_Emphasis"><text:span text:style-name="T69"> </text:span></text:span><text:span text:style-name="Strong_20_Emphasis"><text:span text:style-name="T70">Finish installatio</text:span></text:span><text:span text:style-name="Strong_20_Emphasis"><text:span text:style-name="T71">n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8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</table:table>
      <text:p text:style-name="P46"><text:span text:style-name="Strong_20_Emphasis"><text:span text:style-name="T15"><text:line-break/></text:span></text:span></text:p>
      <text:list text:continue-numbering="true" text:style-name="L1">
        <text:list-item>
          <text:p text:style-name="P81"><text:span text:style-name="Strong_20_Emphasis"><text:span text:style-name="T100">P</text:span></text:span><text:span text:style-name="Strong_20_Emphasis"><text:span text:style-name="T39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62"><text:span text:style-name="Strong_20_Emphasis"><text:span text:style-name="T33"><draw:control text:anchor-type="as-char" draw:z-index="4" draw:name="Vorm40_0" draw:style-name="gr1" draw:text-style-name="P87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3"><draw:control text:anchor-type="as-char" draw:z-index="7" draw:name="Vorm40_ 1" draw:style-name="gr1" draw:text-style-name="P87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189">&lt;user</text:span></text:span><text:span text:style-name="Definition"><text:span text:style-name="T155">&gt;</text:span></text:span><text:span text:style-name="Strong_20_Emphasis"><text:span text:style-name="T25"><text:note text:id="ftn6" text:note-class="footnote"><text:note-citation>1</text:note-citation><text:note-body><text:p text:style-name="P56"><text:span text:style-name="User_20_Entry"><text:span text:style-name="T68">Login any additional </text:span></text:span><text:span text:style-name="Definition"><text:span text:style-name="T182">USER</text:span></text:span><text:span text:style-name="User_20_Entry"><text:span text:style-name="T67">s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9" draw:name="Vorm4_ 5" draw:style-name="gr1" draw:text-style-name="P87" svg:width="0.35cm" svg:height="0.35cm" draw:control="control18"/></text:span></text:span></text:p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20" draw:name="Vorm4_ 6" draw:style-name="gr1" draw:text-style-name="P87" svg:width="0.35cm" svg:height="0.35cm" draw:control="control19"/></text:span></text:span></text:p>
          </table:table-cell>
          <table:table-cell table:style-name="Tabel2.D3" office:value-type="string">
            <text:p text:style-name="P70"><text:span text:style-name="Strong_20_Emphasis"><text:span text:style-name="T21">Type: </text:span></text:span><text:span text:style-name="User_20_Entry"><text:span text:style-name="T73">kz menu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4" office:value-type="string">
            <text:p text:style-name="P28"><text:span text:style-name="Strong_20_Emphasis"><text:span text:style-name="T27">Choose</text:span></text:span><text:span text:style-name="Strong_20_Emphasis"><text:span text:style-name="T24"> </text:span></text:span><text:span text:style-name="Strong_20_Emphasis"><text:span text:style-name="T44">4</text:span></text:span><text:span text:style-name="Strong_20_Emphasis"><text:span text:style-name="T37"> </text:span></text:span><text:span text:style-name="Strong_20_Emphasis"><text:span text:style-name="T30">Provision user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5" office:value-type="string">
            <text:p text:style-name="P53"><text:span text:style-name="Strong_20_Emphasis"><text:span text:style-name="T22">Follow the instructions on the screen.</text:span></text:span></text:p>
          </table:table-cell>
        </table:table-row>
      </table:table>
      <text:p text:style-name="P35"/>
      <text:p text:style-name="P36"/>
      <text:p text:style-name="P44"><text:span text:style-name="T113">End of checklist,</text:span><text:span text:style-name="T114"> </text:span><text:span text:style-name="Strong_20_Emphasis"><text:span text:style-name="T82"><text:user-field-get text:name="Distro">Ubuntu</text:user-field-get></text:span></text:span><text:span text:style-name="T112"><text:s/></text:span><text:span text:style-name="T111"><text:user-field-get text:name="Version">24.04 LTS</text:user-field-get></text:span><text:span text:style-name="T111"><text:s/></text:span><text:span text:style-name="Strong_20_Emphasis"><text:span text:style-name="T83">Server</text:span></text:span><text:span text:style-name="Strong_20_Emphasis"><text:span text:style-name="T48"> </text:span></text:span><text:span text:style-name="T113">installation is complete.</text:span></text:p>
      <text:p text:style-name="P23"/>
      <text:p text:style-name="P17"><text:span text:style-name="Emphasis"><text:span text:style-name="T199">Written</text:span></text:span><text:span text:style-name="Emphasis"><text:span text:style-name="T200"> </text:span></text:span><text:span text:style-name="Emphasis"><text:span text:style-name="T199">by</text:span></text:span><text:span text:style-name="Emphasis"><text:span text:style-name="T20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1">.</text:span></text:span></text:p>
      <text:p text:style-name="P18"><text:span text:style-name="Emphasis"><text:span text:style-name="T204">License </text:span></text:span><text:span text:style-name="Emphasis"><text:span text:style-name="T202">C</text:span></text:span><text:span text:style-name="Emphasis"><text:span text:style-name="T203">C0</text:span></text:span><text:span text:style-name="Emphasis"><text:span text:style-name="T201"> 1.0</text:span></text:span><text:span text:style-name="Emphasis"><text:span text:style-name="T205"> </text:span></text:span><text:span text:style-name="Emphasis"><text:span text:style-name="T20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5"><text:s/></text:span></text:span><text:span text:style-name="Emphasis"><text:span text:style-name="T20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1-02T13:39:27.715794523">02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3:39:27.571922717</dc:date>
    <meta:keyword>Installatie</meta:keyword>
    <meta:keyword>Checklist</meta:keyword>
    <meta:keyword>Linux</meta:keyword>
    <meta:editing-cycles>6937</meta:editing-cycles>
    <meta:editing-duration>P12DT3H45M4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7" meta:character-count="2279" meta:non-whitespace-character-count="1929"/>
    <meta:user-defined meta:name="Info 1"/>
    <meta:user-defined meta:name="Info 2"/>
    <meta:user-defined meta:name="Info 3"/>
    <meta:user-defined meta:name="Info 4"/>
  </office:meta>
</office:document-meta>
</file>